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measure">
      <style:graphic-properties draw:textarea-vertical-align="middle" draw:line-distance="0.816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356cm"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4.8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measure draw:style-name="gr3" draw:text-style-name="P1" draw:layer="layout" svg:x1="16.24cm" svg:y1="6.461cm" svg:x2="3.54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4" draw:text-style-name="P2" draw:layer="layout" svg:x1="10.144cm" svg:y1="5.445cm" svg:x2="10.906cm" svg:y2="5.445cm">
          <text:p/>
        </draw:line>
        <draw:custom-shape draw:style-name="gr2" draw:text-style-name="P1" draw:layer="layout" svg:width="1.27cm" svg:height="1.27cm" svg:x="14.9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16cm" svg:y="4.81cm">
          <text:p text:style-name="P1">e2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334cm" svg:y1="5.445cm" svg:x2="7.096cm" svg:y2="5.445cm">
          <text:p/>
        </draw:line>
        <draw:line draw:style-name="gr4" draw:text-style-name="P2" draw:layer="layout" svg:x1="12.684cm" svg:y1="5.445cm" svg:x2="13.446cm" svg:y2="5.445cm">
          <text:p/>
        </draw:line>
        <draw:custom-shape draw:style-name="gr1" draw:text-style-name="P1" draw:layer="layout" svg:width="1.27cm" svg:height="1.27cm" svg:x="9.89cm" svg:y="4.81cm">
          <text:p text:style-name="P1">e1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525cm" svg:y1="3.689cm" svg:x2="10.525cm" svg:y2="2.419cm">
          <text:p/>
        </draw:line>
        <draw:frame draw:style-name="gr6" draw:text-style-name="P4" draw:layer="layout" svg:width="2.667cm" svg:height="0.784cm" svg:x="8.239cm" svg:y="1.867cm">
          <draw:text-box>
            <text:p><text:span text:style-name="T1">Left index</text:span></text:p>
          </draw:text-box>
        </draw:frame>
        <draw:frame draw:style-name="gr6" draw:text-style-name="P4" draw:layer="layout" svg:width="2.667cm" svg:height="0.784cm" svg:x="11.795cm" svg:y="1.867cm">
          <draw:text-box>
            <text:p><text:span text:style-name="T1">Right index</text:span></text:p>
          </draw:text-box>
        </draw:frame>
        <draw:line draw:style-name="gr5" draw:text-style-name="P3" draw:layer="layout" svg:x1="11.795cm" svg:y1="3.667cm" svg:x2="11.795cm" svg:y2="2.397cm">
          <text:p/>
        </draw:line>
        <draw:frame draw:style-name="gr6" draw:text-style-name="P5" draw:layer="layout" svg:width="1.016cm" svg:height="0.784cm" svg:x="3.667cm" svg:y="3.899cm">
          <draw:text-box>
            <text:p text:style-name="P1"><text:span text:style-name="T1">0</text:span></text:p>
          </draw:text-box>
        </draw:frame>
        <draw:frame draw:style-name="gr6" draw:text-style-name="P5" draw:layer="layout" svg:width="1.016cm" svg:height="0.784cm" svg:x="4.937cm" svg:y="3.899cm">
          <draw:text-box>
            <text:p text:style-name="P1"><text:span text:style-name="T1">1</text:span></text:p>
          </draw:text-box>
        </draw:frame>
        <draw:frame draw:style-name="gr7" draw:text-style-name="P5" draw:layer="layout" svg:width="1.016cm" svg:height="0.784cm" svg:x="7.477cm" svg:y="3.921cm">
          <draw:text-box>
            <text:p text:style-name="P1"><text:span text:style-name="T1">30</text:span></text:p>
          </draw:text-box>
        </draw:frame>
        <draw:frame draw:style-name="gr7" draw:text-style-name="P5" draw:layer="layout" svg:width="1.016cm" svg:height="0.784cm" svg:x="8.747cm" svg:y="3.921cm">
          <draw:text-box>
            <text:p text:style-name="P1"><text:span text:style-name="T1">31</text:span></text:p>
          </draw:text-box>
        </draw:frame>
        <draw:frame draw:style-name="gr7" draw:text-style-name="P5" draw:layer="layout" svg:width="1.016cm" svg:height="0.784cm" svg:x="10.017cm" svg:y="3.921cm">
          <draw:text-box>
            <text:p text:style-name="P1"><text:span text:style-name="T1">32</text:span></text:p>
          </draw:text-box>
        </draw:frame>
        <draw:frame draw:style-name="gr7" draw:text-style-name="P5" draw:layer="layout" svg:width="1.016cm" svg:height="0.784cm" svg:x="11.287cm" svg:y="3.921cm">
          <draw:text-box>
            <text:p text:style-name="P1"><text:span text:style-name="T1">33</text:span></text:p>
          </draw:text-box>
        </draw:frame>
        <draw:frame draw:style-name="gr6" draw:text-style-name="P5" draw:layer="layout" svg:width="1.016cm" svg:height="0.784cm" svg:x="13.827cm" svg:y="3.921cm">
          <draw:text-box>
            <text:p text:style-name="P1"><text:span text:style-name="T1">62</text:span></text:p>
          </draw:text-box>
        </draw:frame>
        <draw:frame draw:style-name="gr6" draw:text-style-name="P5" draw:layer="layout" svg:width="1.016cm" svg:height="0.784cm" svg:x="15.097cm" svg:y="3.921cm">
          <draw:text-box>
            <text:p text:style-name="P1"><text:span text:style-name="T1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3T20:40:28.179194840</dc:date>
    <meta:editing-duration>PT15H45M15S</meta:editing-duration>
    <meta:editing-cycles>8</meta:editing-cycles>
    <meta:generator>LibreOffice/6.0.7.3$Linux_X86_64 LibreOffice_project/00m0$Build-3</meta:generator>
    <meta:document-statistic meta:object-count="24"/>
  </office:meta>
</office:document-meta>
</file>